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17.006cm" fo:margin-left="0cm" fo:margin-right="-0.005cm" fo:margin-top="0.3cm" fo:margin-bottom="0.3cm" table:align="margins" style:may-break-between-rows="false"/>
    </style:style>
    <style:style style:name="Table125.A" style:family="table-column">
      <style:table-column-properties style:column-width="2.768cm" style:rel-column-width="10665*"/>
    </style:style>
    <style:style style:name="Table125.B" style:family="table-column">
      <style:table-column-properties style:column-width="14.238cm" style:rel-column-width="54870*"/>
    </style:style>
    <style:style style:name="Table12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6" style:family="table">
      <style:table-properties style:width="12.64cm" fo:margin-left="0.707cm" fo:margin-right="3.653cm" fo:margin-top="0.3cm" fo:margin-bottom="0.4cm" table:align="margins"/>
    </style:style>
    <style:style style:name="Table126.A" style:family="table-column">
      <style:table-column-properties style:column-width="5.32cm" style:rel-column-width="27582*"/>
    </style:style>
    <style:style style:name="Table126.B" style:family="table-column">
      <style:table-column-properties style:column-width="7.32cm" style:rel-column-width="37953*"/>
    </style:style>
    <style:style style:name="Table126.1" style:family="table-row">
      <style:table-row-properties style:min-row-height="0.889cm" style:keep-together="false" fo:keep-together="always"/>
    </style:style>
    <style:style style:name="Table126.A1" style:family="table-cell">
      <style:table-cell-properties style:vertical-align="middle" fo:background-color="#e6e6e6" fo:padding="0.097cm" fo:border-left="none" fo:border-right="none" fo:border-top="0.002cm solid #000000" fo:border-bottom="0.002cm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26.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27" style:family="table">
      <style:table-properties style:width="13.529cm" fo:margin-left="0.681cm" fo:margin-right="2.79cm" table:align="margins" fo:keep-with-next="always"/>
    </style:style>
    <style:style style:name="Table127.A" style:family="table-column">
      <style:table-column-properties style:column-width="7.29cm" style:rel-column-width="35313*"/>
    </style:style>
    <style:style style:name="Table127.B" style:family="table-column">
      <style:table-column-properties style:column-width="6.239cm" style:rel-column-width="30222*"/>
    </style:style>
    <style:style style:name="Table127.A1" style:family="table-cell">
      <style:table-cell-properties fo:padding="0cm" fo:border="none"/>
    </style:style>
    <style:style style:name="Table128" style:family="table">
      <style:table-properties style:width="17cm" fo:margin-left="0cm" fo:margin-right="0cm" fo:margin-top="0.101cm" fo:margin-bottom="0.3cm" table:align="margins" style:may-break-between-rows="false"/>
    </style:style>
    <style:style style:name="Table128.A" style:family="table-column">
      <style:table-column-properties style:column-width="2.766cm" style:rel-column-width="10661*"/>
    </style:style>
    <style:style style:name="Table128.B" style:family="table-column">
      <style:table-column-properties style:column-width="14.235cm" style:rel-column-width="54874*"/>
    </style:style>
    <style:style style:name="Table12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9" style:family="table">
      <style:table-properties style:width="17cm" fo:margin-left="0cm" fo:margin-right="0cm" fo:margin-top="0.3cm" fo:margin-bottom="0.4cm" table:align="margins" style:may-break-between-rows="false"/>
    </style:style>
    <style:style style:name="Table129.A" style:family="table-column">
      <style:table-column-properties style:column-width="4.24cm" style:rel-column-width="16346*"/>
    </style:style>
    <style:style style:name="Table129.B" style:family="table-column">
      <style:table-column-properties style:column-width="5.727cm" style:rel-column-width="22078*"/>
    </style:style>
    <style:style style:name="Table129.C" style:family="table-column">
      <style:table-column-properties style:column-width="7.033cm" style:rel-column-width="27111*"/>
    </style:style>
    <style:style style:name="Table129.1" style:family="table-row">
      <style:table-row-properties style:keep-together="false" fo:keep-together="always"/>
    </style:style>
    <style:style style:name="Table129.A1" style:family="table-cell">
      <style:table-cell-properties fo:background-color="#e6e6e6" fo:padding="0.097cm" fo:border-left="none" fo:border-right="none" fo:border-top="0.002cm solid #000000" fo:border-bottom="0.002cm solid #000000">
        <style:background-image/>
      </style:table-cell-properties>
    </style:style>
    <style:style style:name="Table129.2" style:family="table-row">
      <style:table-row-properties style:min-row-height="0.739cm" style:keep-together="false" fo:keep-together="always"/>
    </style:style>
    <style:style style:name="Table129.A2" style:family="table-cell">
      <style:table-cell-properties fo:background-color="transparent" fo:padding="0.097cm" fo:border-left="none" fo:border-right="none" fo:border-top="none" fo:border-bottom="0.002cm solid #000000">
        <style:background-image/>
      </style:table-cell-properties>
    </style:style>
    <style:style style:name="Table129.3" style:family="table-row">
      <style:table-row-properties style:min-row-height="1.164cm" style:keep-together="false" fo:keep-together="always"/>
    </style:style>
    <style:style style:name="Table129.A3" style:family="table-cell">
      <style:table-cell-properties fo:background-color="#ffffff" fo:padding="0.097cm" fo:border-left="none" fo:border-right="none" fo:border-top="none" fo:border-bottom="0.002cm solid #000000">
        <style:background-image/>
      </style:table-cell-properties>
    </style:style>
    <style:style style:name="Table130" style:family="table">
      <style:table-properties style:width="17.02cm" fo:margin-left="0cm" fo:margin-right="-0.019cm" fo:margin-top="0.3cm" fo:margin-bottom="0.499cm" table:align="margins" style:may-break-between-rows="false"/>
    </style:style>
    <style:style style:name="Table130.A" style:family="table-column">
      <style:table-column-properties style:column-width="2.693cm" style:rel-column-width="10371*"/>
    </style:style>
    <style:style style:name="Table130.B" style:family="table-column">
      <style:table-column-properties style:column-width="14.326cm" style:rel-column-width="55164*"/>
    </style:style>
    <style:style style:name="Table13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1" style:family="table">
      <style:table-properties style:width="17.006cm" fo:margin-left="0cm" fo:margin-right="-0.005cm" fo:margin-top="0.3cm" fo:margin-bottom="0.3cm" table:align="margins" style:may-break-between-rows="false"/>
    </style:style>
    <style:style style:name="Table131.A" style:family="table-column">
      <style:table-column-properties style:column-width="2.768cm" style:rel-column-width="10665*"/>
    </style:style>
    <style:style style:name="Table131.B" style:family="table-column">
      <style:table-column-properties style:column-width="14.238cm" style:rel-column-width="54870*"/>
    </style:style>
    <style:style style:name="Table1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2" style:family="table">
      <style:table-properties style:width="17cm" fo:margin-left="0cm" fo:margin-right="0cm" fo:margin-top="0.21cm" fo:margin-bottom="0.51cm" table:align="margins" style:may-break-between-rows="false"/>
    </style:style>
    <style:style style:name="Table132.A" style:family="table-column">
      <style:table-column-properties style:column-width="2.766cm" style:rel-column-width="10662*"/>
    </style:style>
    <style:style style:name="Table132.B" style:family="table-column">
      <style:table-column-properties style:column-width="14.235cm" style:rel-column-width="54873*"/>
    </style:style>
    <style:style style:name="Table13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3" style:family="table">
      <style:table-properties style:width="17cm" fo:margin-left="0cm" fo:margin-right="0cm" fo:margin-top="0.212cm" fo:margin-bottom="0.212cm" table:align="margins" style:may-break-between-rows="false"/>
    </style:style>
    <style:style style:name="Table133.A" style:family="table-column">
      <style:table-column-properties style:column-width="2.766cm" style:rel-column-width="10662*"/>
    </style:style>
    <style:style style:name="Table133.B" style:family="table-column">
      <style:table-column-properties style:column-width="14.235cm" style:rel-column-width="54873*"/>
    </style:style>
    <style:style style:name="Table13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4" style:family="table">
      <style:table-properties style:width="17cm" fo:margin-left="0cm" fo:margin-right="0cm" fo:margin-top="0.21cm" fo:margin-bottom="0.409cm" table:align="margins" style:may-break-between-rows="false"/>
    </style:style>
    <style:style style:name="Table134.A" style:family="table-column">
      <style:table-column-properties style:column-width="2.54cm" style:rel-column-width="9791*"/>
    </style:style>
    <style:style style:name="Table134.B" style:family="table-column">
      <style:table-column-properties style:column-width="14.46cm" style:rel-column-width="55744*"/>
    </style:style>
    <style:style style:name="Table13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5" style:family="table">
      <style:table-properties style:width="17cm" fo:margin-left="0cm" fo:margin-right="0cm" fo:margin-top="0.21cm" fo:margin-bottom="0.31cm" table:align="margins" style:may-break-between-rows="false"/>
    </style:style>
    <style:style style:name="Table135.A" style:family="table-column">
      <style:table-column-properties style:column-width="2.734cm" style:rel-column-width="10538*"/>
    </style:style>
    <style:style style:name="Table135.B" style:family="table-column">
      <style:table-column-properties style:column-width="14.266cm" style:rel-column-width="54997*"/>
    </style:style>
    <style:style style:name="Table13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6" style:family="table">
      <style:table-properties style:width="17cm" fo:margin-left="0cm" fo:margin-right="0cm" fo:margin-top="0.21cm" fo:margin-bottom="0.31cm" table:align="margins" style:may-break-between-rows="false"/>
    </style:style>
    <style:style style:name="Table136.A" style:family="table-column">
      <style:table-column-properties style:column-width="2.75cm" style:rel-column-width="10600*"/>
    </style:style>
    <style:style style:name="Table136.B" style:family="table-column">
      <style:table-column-properties style:column-width="14.25cm" style:rel-column-width="54935*"/>
    </style:style>
    <style:style style:name="Table13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7" style:family="table">
      <style:table-properties style:width="17cm" fo:margin-left="0cm" fo:margin-right="0cm" fo:margin-top="0.212cm" fo:margin-bottom="0.212cm" table:align="margins" style:may-break-between-rows="false"/>
    </style:style>
    <style:style style:name="Table137.A" style:family="table-column">
      <style:table-column-properties style:column-width="2.36cm" style:rel-column-width="9098*"/>
    </style:style>
    <style:style style:name="Table137.B" style:family="table-column">
      <style:table-column-properties style:column-width="14.64cm" style:rel-column-width="56437*"/>
    </style:style>
    <style:style style:name="Table13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8" style:family="table">
      <style:table-properties style:width="17cm" fo:margin-left="0cm" fo:margin-right="0cm" fo:margin-top="0.212cm" fo:margin-bottom="0.212cm" table:align="margins" style:may-break-between-rows="false"/>
    </style:style>
    <style:style style:name="Table138.A" style:family="table-column">
      <style:table-column-properties style:column-width="2.36cm" style:rel-column-width="9098*"/>
    </style:style>
    <style:style style:name="Table138.B" style:family="table-column">
      <style:table-column-properties style:column-width="14.64cm" style:rel-column-width="56437*"/>
    </style:style>
    <style:style style:name="Table1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9" style:family="table">
      <style:table-properties style:width="17cm" fo:margin-left="0cm" fo:margin-right="0cm" fo:margin-top="0.21cm" fo:margin-bottom="0.409cm" table:align="margins" style:may-break-between-rows="false"/>
    </style:style>
    <style:style style:name="Table139.A" style:family="table-column">
      <style:table-column-properties style:column-width="2.36cm" style:rel-column-width="9098*"/>
    </style:style>
    <style:style style:name="Table139.B" style:family="table-column">
      <style:table-column-properties style:column-width="14.64cm" style:rel-column-width="56437*"/>
    </style:style>
    <style:style style:name="Table1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21cm" fo:margin-bottom="0.409cm" style:page-number="auto"/>
    </style:style>
    <style:style style:name="P17" style:family="paragraph" style:parent-style-name="OOoFigure">
      <style:paragraph-properties loext:contextual-spacing="false" fo:margin-top="0.109cm" fo:margin-bottom="0.109cm"/>
    </style:style>
    <style:style style:name="P18" style:family="paragraph" style:parent-style-name="OOoTextBody" style:master-page-name="">
      <style:paragraph-properties loext:contextual-spacing="false" fo:margin-top="0.109cm" fo:margin-bottom="0.109cm" style:page-number="auto"/>
    </style:style>
    <style:style style:name="P19" style:family="paragraph" style:parent-style-name="OOoFigure" style:master-page-name="">
      <style:paragraph-properties loext:contextual-spacing="false" fo:margin-top="0.109cm" fo:margin-bottom="0.21cm" style:page-number="auto"/>
    </style:style>
    <style:style style:name="P20" style:family="paragraph" style:parent-style-name="OOoFigure" style:master-page-name="">
      <style:paragraph-properties loext:contextual-spacing="false" fo:margin-top="0.011cm" fo:margin-bottom="0.21cm" style:page-number="auto"/>
    </style:style>
    <style:style style:name="P21" style:family="paragraph" style:parent-style-name="OOoDefinition">
      <style:paragraph-properties loext:contextual-spacing="false" fo:margin-top="0cm" fo:margin-bottom="0.109cm"/>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OOoHeading_20_2" style:master-page-name="">
      <style:paragraph-properties style:page-number="auto" fo:keep-with-next="always"/>
    </style:style>
    <style:style style:name="P26" style:family="paragraph" style:parent-style-name="OOoNum_20_123_20_Cont." style:list-style-name="OOoNum_20_123"/>
    <style:style style:name="P27" style:family="paragraph" style:parent-style-name="OOoNum_20_123_20_Start" style:master-page-name="">
      <style:paragraph-properties style:page-number="auto" fo:keep-with-next="always"/>
    </style:style>
    <style:style style:name="P28" style:family="paragraph" style:parent-style-name="OOoNum_20_123_20_Start">
      <style:paragraph-properties text:number-lines="false" text:line-number="0"/>
    </style:style>
    <style:style style:name="P29" style:family="paragraph" style:parent-style-name="OOoHeading_20_0" style:master-page-name="OOoPageStyle">
      <style:paragraph-properties style:page-number="auto"/>
    </style:style>
    <style:style style:name="P30" style:family="paragraph" style:parent-style-name="OOoHeading_20_1" style:master-page-name="">
      <style:paragraph-properties style:page-number="auto" fo:break-before="column"/>
    </style:style>
    <style:style style:name="P31" style:family="paragraph" style:parent-style-name="OOoHeading_20_1" style:master-page-name="">
      <style:paragraph-properties style:page-number="auto" fo:break-before="auto" fo:break-after="auto"/>
    </style:style>
    <style:style style:name="P32" style:family="paragraph" style:parent-style-name="OOoList_20_1_20_Start" style:master-page-name="">
      <style:paragraph-properties style:page-number="auto" fo:keep-with-next="always"/>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loext:rel-width-rel="paragraph"/>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11" style:family="graphic" style:parent-style-name="Frame">
      <style:graphic-properties style:wrap="none" style:vertical-pos="top" style:vertical-rel="paragraph" style:horizontal-pos="center" style:horizontal-rel="paragraph" fo:padding="0cm" fo:border="none"/>
    </style:style>
    <style:style style:name="fr12" style:family="graphic" style:parent-style-name="Graphics">
      <style:graphic-properties style:vertical-pos="top" style:vertical-rel="paragraph" style:horizontal-pos="center" style:horizontal-rel="paragraph" fo:padding="0cm" fo:border-left="0.002cm solid #000000" fo:border-right="none" fo:border-top="0.002cm solid #000000" fo:border-bottom="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cm, 0cm, 2.081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101cm, 0cm, 0cm, 0.101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Chapter <text:span text:style-name="OOoChapterNumber">11</text:span> <text:s/><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9.019cm" draw:z-index="0">
     <draw:text-box fo:min-height="6.606cm">
      <text:p text:style-name="OOoFigureCaption"><draw:frame draw:style-name="fr12" draw:name="AOO41GS12_001" text:anchor-type="paragraph" svg:width="8.738cm" svg:height="8.202cm" draw:z-index="12"><draw:image xlink:href="Pictures/10000201000001770000016023C569F4.png" xlink:type="simple" xlink:show="embed" xlink:actuate="onLoad"/>
       </draw:frame>Figure <text:sequence text:ref-name="refFigure0" text:name="Figure" text:formula="ooow:Figure+1" style:num-format="1">1</text:sequence>: OpenOffice options</text:p>
     </draw:text-box>
    </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igure_AOO41GS12_2" text:anchor-type="as-char" svg:width="13.951cm" draw:z-index="1">
     <draw:text-box fo:min-height="6.976cm">
      <text:p text:style-name="OOoFigureCaption"><draw:frame draw:style-name="fr13" draw:name="AOO41GS12_002" text:anchor-type="paragraph" svg:x="0.085cm" svg:y="0cm" svg:width="13.866cm" svg:height="6.493cm" draw:z-index="2"><draw:image xlink:href="Pictures/100002010000025300000170EA2F278E.png" xlink:type="simple" xlink:show="embed" xlink:actuate="onLoad"/>
       </draw:frame>Figure <text:sequence text:ref-name="refFigure1" text:name="Figure" text:formula="ooow:Figure+1" style:num-format="1">2</text:sequence>: Filling in user data</text:p>
     </draw:text-box>
    </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igure_AOO41GS12_3" text:anchor-type="as-char" svg:width="13.963cm" draw:z-index="4">
     <draw:text-box fo:min-height="8.112cm">
      <text:p text:style-name="OOoFigureCaption"><draw:frame draw:style-name="fr14" draw:name="AOO41GS12_003" text:anchor-type="paragraph" svg:width="13.841cm" svg:height="7.504cm" draw:z-index="5"><draw:image xlink:href="Pictures/100002010000025200000142C57942F1.png" xlink:type="simple" xlink:show="embed" xlink:actuate="onLoad"/>
       </draw:frame>Figure <text:sequence text:ref-name="refFigure2" text:name="Figure" text:formula="ooow:Figure+1" style:num-format="1">3</text:sequence>: Setting general options for OpenOffice</text:p>
     </draw:text-box>
    </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198356916"/>Help Agent<text:alphabetical-index-mark-end text:id="IMark198356916"/></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198356820"/>high contrast<text:alphabetical-index-mark-end text:id="IMark198356820"/>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198356820"/>Open/Save dialogs<text:alphabetical-index-mark-end text:id="IMark198356820"/></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98356916"/>two-digit years<text:alphabetical-index-mark-end text:id="IMark19835691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igure_AOO41GS12_4" text:anchor-type="as-char" svg:width="14.34cm" draw:z-index="6">
     <draw:text-box fo:min-height="7.382cm">
      <text:p text:style-name="OOoFigureCaption"><draw:frame draw:style-name="fr15" draw:name="AOO41GS12_004" text:anchor-type="paragraph" svg:x="0.083cm" svg:y="0cm" svg:width="14.247cm" svg:height="6.8cm" draw:z-index="7"><draw:image xlink:href="Pictures/10000201000002530000011C2B012504.png" xlink:type="simple" xlink:show="embed" xlink:actuate="onLoad"/>
       </draw:frame>Figure <text:sequence text:ref-name="refFigure3" text:name="Figure" text:formula="ooow:Figure+1" style:num-format="1">4</text:sequence>: Choosing Memory options for OpenOffice</text:p>
     </draw:text-box>
    </draw:frame> </text:p>
      <text:p text:style-name="OOoTextBody_5f_ListIntro">These options control how the program uses your computer’s memory and how much memory it requires. Before changing them, you may wish to consider the following points:</text:p>
      <text:list xml:id="list34568138469658355"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8.262cm" svg:width="14.46cm" draw:z-index="16">
     <draw:text-box fo:min-height="7.728cm">
      <text:p text:style-name="OOoFigureCaption"><draw:frame draw:style-name="fr15" draw:name="AOO41GS12_005" text:anchor-type="paragraph" svg:x="0cm" svg:y="0cm" svg:width="14.46cm" svg:height="7.183cm" draw:z-index="17"><draw:image xlink:href="Pictures/10000201000002560000012919C53821.png" xlink:type="simple" xlink:show="embed" xlink:actuate="onLoad"/>
       </draw:frame>Figure <text:sequence text:ref-name="refFigure4" text:name="Figure" text:formula="ooow:Figure+1" style:num-format="1">5</text:sequence>: Choosing View options for AOO applications</text:p>
     </draw:text-box>
    </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198356820"/> in menus<text:alphabetical-index-mark-end text:id="IMark198356820"/></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AOO41GS12_006" text:anchor-type="as-char" svg:y="-3.849cm" svg:width="6.854cm" svg:height="4.166cm" draw:z-index="18"><draw:image xlink:href="Pictures/100002010000017F000000D77242C44F.png" xlink:type="simple" xlink:show="embed" xlink:actuate="onLoad"/>
       </draw:frame></text:p>
          </table:table-cell>
          <table:table-cell table:style-name="Table127.A1" office:value-type="string">
            <text:p text:style-name="P24"><draw:frame draw:style-name="fr17" draw:name="AOO41GS12_007" text:anchor-type="paragraph" svg:width="5.946cm" svg:height="3.985cm" draw:z-index="9"><draw:image xlink:href="Pictures/100002010000010F000000B5431F90CB.png" xlink:type="simple" xlink:show="embed" xlink:actuate="onLoad"/>
       </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7366659" text:continue-list="list34568138469658355"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198354180"/>clipboard<text:alphabetical-index-mark-end text:id="IMark198354180"/>”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igure_AOO41GS12_7" text:anchor-type="as-char" svg:width="14.051cm" draw:z-index="20">
     <draw:text-box fo:min-height="9.139cm">
      <text:p text:style-name="OOoFigureCaption"><draw:frame draw:style-name="fr14" draw:name="AOO41GS12_008" text:anchor-type="paragraph" svg:width="13.841cm" svg:height="8.599cm" draw:z-index="21"><draw:image xlink:href="Pictures/10000201000002520000017174156F57.png" xlink:type="simple" xlink:show="embed" xlink:actuate="onLoad"/>
       </draw:frame>Figure <text:sequence text:ref-name="refFigure6" text:name="Figure" text:formula="ooow:Figure+1" style:num-format="1">7</text:sequence>: Choosing general printing options to apply to all AOO components</text:p>
     </draw:text-box>
    </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13.688cm" draw:z-index="23">
     <draw:text-box fo:min-height="7.495cm">
      <text:p text:style-name="OOoFigureCaption"><draw:frame draw:style-name="fr14" draw:name="AOO41GS12_009" text:anchor-type="paragraph" svg:width="13.688cm" svg:height="8.498cm" draw:z-index="24"><draw:image xlink:href="Pictures/100000000000025700000174F092E501.png" xlink:type="simple" xlink:show="embed" xlink:actuate="onLoad"/>
       </draw:frame>Figure <text:sequence text:ref-name="refFigure7" text:name="Figure" text:formula="ooow:Figure+1" style:num-format="1">8</text:sequence>: Viewing the paths of files used by OpenOffice</text:p>
     </draw:text-box>
    </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14.152cm" draw:z-index="26">
     <draw:text-box fo:min-height="9.167cm">
      <text:p text:style-name="OOoFigureCaption"><draw:frame draw:style-name="fr14" draw:name="AOO41GS12_010" text:anchor-type="paragraph" svg:width="13.912cm" svg:height="8.622cm" draw:z-index="27"><draw:image xlink:href="Pictures/10000201000002550000017232B97F1B.png" xlink:type="simple" xlink:show="embed" xlink:actuate="onLoad"/>
       </draw:frame>Figure <text:sequence text:ref-name="refFigure8" text:name="Figure" text:formula="ooow:Figure+1" style:num-format="1">9</text:sequence>: Defining colors to use in color palettes in AOO</text:p>
     </draw:text-box>
    </draw:frame></text:p>
      <text:p text:style-name="OOoTextBody_5f_ListIntro">To modify a color:</text:p>
      <text:list xml:id="list6414788699877643667" text:style-name="OOoNum_20_123">
        <text:list-item text:start-value="1">
          <text:p text:style-name="P27">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15.356cm" draw:z-index="29">
     <draw:text-box fo:min-height="10.754cm">
      <text:p text:style-name="OOoFigureCaption"><draw:frame draw:style-name="fr15" draw:name="AOO41GS12_011" text:anchor-type="paragraph" svg:x="0cm" svg:y="0cm" svg:width="15.356cm" svg:height="10.206cm" draw:z-index="30"><draw:image xlink:href="Pictures/1000020100000293000001B6CEDFB435.png" xlink:type="simple" xlink:show="embed" xlink:actuate="onLoad"/>
       </draw:frame>Figure <text:sequence text:ref-name="refFigure9" text:name="Figure" text:formula="ooow:Figure+1" style:num-format="1">10</text:sequence>: Choosing colors</text:p>
     </draw:text-box>
    </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14.288cm" draw:z-index="31">
     <draw:text-box fo:min-height="9.391cm">
      <text:p text:style-name="OOoFigureCaption"><draw:frame draw:style-name="fr18" draw:name="AOO41GS12_012" text:anchor-type="char" svg:x="0cm" svg:y="0cm" svg:width="14.252cm" svg:height="8.848cm" draw:z-index="33"><draw:image xlink:href="Pictures/10000201000002E8000001CE574EA73A.png" xlink:type="simple" xlink:show="embed" xlink:actuate="onLoad"/>
       </draw:frame>Figure <text:sequence text:ref-name="refFigure10" text:name="Figure" text:formula="ooow:Figure+1" style:num-format="1">11</text:sequence>: Defining a font to be substituted for another font</text:p>
     </draw:text-box>
    </draw:frame> </text:p>
      <text:p text:style-name="OOoTextBody_5f_ListIntro">On the OpenOffice – Fonts page:</text:p>
      <text:list xml:id="list37345968" text:continue-list="list6414788699877643667"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14.143cm" draw:z-index="37">
     <draw:text-box fo:min-height="7.258cm">
      <text:p text:style-name="OOoFigureCaption"><draw:frame draw:style-name="fr15" draw:name="AOO41GS12_013" text:anchor-type="paragraph" svg:x="0.092cm" svg:y="0cm" svg:width="14.051cm" svg:height="6.673cm" draw:z-index="38"><draw:image xlink:href="Pictures/10000201000002560000011C2D512BF7.png" xlink:type="simple" xlink:show="embed" xlink:actuate="onLoad"/>
       </draw:frame>Figure <text:sequence text:ref-name="refFigure11" text:name="Figure" text:formula="ooow:Figure+1" style:num-format="1">12</text:sequence>: Choosing security options for opening and saving documents</text:p>
     </draw:text-box>
    </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13.769cm" style:rel-width="81%" svg:height="7.959cm" style:rel-height="scale-min" draw:z-index="40">
     <draw:text-box>
      <text:p text:style-name="OOoFigureCaption"><draw:frame draw:style-name="fr19" draw:name="AOO41GS12_014" text:anchor-type="paragraph" svg:x="0.088cm" svg:y="0cm" svg:width="13.61cm" svg:height="7.41cm" draw:z-index="42"><draw:image xlink:href="Pictures/100002010000024A0000013EAC6E7820.png" xlink:type="simple" xlink:show="embed" xlink:actuate="onLoad"/>
       </draw:frame>Figure <text:sequence text:ref-name="refFigure12" text:name="Figure" text:formula="ooow:Figure+1" style:num-format="1">13</text:sequence>: Security options and warnings dialog</text:p>
     </draw:text-box>
    </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60905768"/>Ctrl-click required to follow hyperlinks<text:alphabetical-index-mark-end text:id="IMark60905768"/></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14.235cm" draw:z-index="43">
     <draw:text-box fo:min-height="9.382cm">
      <text:p text:style-name="OOoFigureCaption"><draw:frame draw:style-name="fr15" draw:name="AOO41GS12_015" text:anchor-type="paragraph" svg:x="0cm" svg:y="0cm" svg:width="14.183cm" svg:height="8.837cm" draw:z-index="44"><draw:image xlink:href="Pictures/10000201000002550000017409D55F3A.png" xlink:type="simple" xlink:show="embed" xlink:actuate="onLoad"/>
       </draw:frame>Figure <text:sequence text:ref-name="refFigure13" text:name="Figure" text:formula="ooow:Figure+1" style:num-format="1">14</text:sequence>: Showing or hiding text, object, and table boundaries</text:p>
     </draw:text-box>
    </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7362679" text:continue-list="list3736665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text:span><text:span text:style-name="T1">,</text:span><text:span text:style-name="T3">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igure_AOO41GS12_15" text:anchor-type="as-char" svg:width="14.288cm" draw:z-index="45">
     <draw:text-box fo:min-height="7.057cm">
      <text:p text:style-name="OOoFigureCaption"><draw:frame draw:style-name="fr15" draw:name="AOO41GS12_016" text:anchor-type="paragraph" svg:x="0cm" svg:y="0cm" svg:width="14.395cm" svg:height="6.597cm" draw:z-index="46"><draw:image xlink:href="Pictures/100002010000025800000113AE14B590.png" xlink:type="simple" xlink:show="embed" xlink:actuate="onLoad"/>
       </draw:frame>Figure <text:sequence text:ref-name="refFigure14" text:name="Figure" text:formula="ooow:Figure+1" style:num-format="1">15</text:sequence>: Choosing accessibility options</text:p>
     </draw:text-box>
    </draw:frame> </text:p>
      <text:h text:style-name="OOoHeading_20_2" text:outline-level="3"><text:alphabetical-index-mark-start text:id="IMark662722788"/><text:reference-mark-start text:name="Java options"/>Java Options<text:reference-mark-end text:name="Java options"/><text:alphabetical-index-mark-end text:id="IMark662722788"/></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3" draw:style-name="gr1" draw:text-style-name="P33" svg:width="13.666cm" svg:height="8.891cm">
     <draw:image xlink:href="Pictures/10000201000002E8000001CB0B551809.png" xlink:type="simple" xlink:show="embed" xlink:actuate="onLoad">
      <text:p/>
     </draw:image>
    </draw:frame><draw:frame draw:style-name="fr2" draw:name="Figure_AOO41GS12_16" text:anchor-type="as-char" svg:width="13.727cm" draw:z-index="47">
     <draw:text-box fo:min-height="0.51cm">
      <text:p text:style-name="OOoFigureCaption">Figure <text:sequence text:ref-name="refFigure15" text:name="Figure" text:formula="ooow:Figure+1" style:num-format="1">16</text:sequence>: Choosing a Java runtime environment</text:p>
     </draw:text-box>
    </draw:frame></text:p>
      <text:h text:style-name="OOoHeading_20_2" text:outline-level="3"><text:soft-page-break/><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13.831cm" draw:z-index="48">
     <draw:text-box fo:min-height="8.592cm">
      <text:p text:style-name="OOoFigureCaption"><draw:frame draw:style-name="fr14" draw:name="AOO41GS12_018" text:anchor-type="paragraph" svg:width="13.831cm" svg:height="8.05cm" draw:z-index="49"><draw:image xlink:href="Pictures/10000201000002540000015B277E8204.png" xlink:type="simple" xlink:show="embed" xlink:actuate="onLoad"/>
       </draw:frame>Figure <text:sequence text:ref-name="refFigure16" text:name="Figure" text:formula="ooow:Figure+1" style:num-format="1">17</text:sequence>: Configuring Online Update</text:p>
     </draw:text-box>
    </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10.37cm" style:rel-width="61%" svg:height="5.807cm" style:rel-height="scale-min" draw:z-index="50">
     <draw:text-box>
      <text:p text:style-name="OOoFigureCaption"><draw:frame draw:style-name="fr15" draw:name="AOO41GS12_019" text:anchor-type="paragraph" svg:x="0cm" svg:y="0cm" svg:width="10.299cm" svg:height="5.36cm" draw:z-index="51"><draw:image xlink:href="Pictures/10000201000001BA000000E691C5D353.png" xlink:type="simple" xlink:show="embed" xlink:actuate="onLoad"/>
       </draw:frame>Figure <text:sequence text:ref-name="refFigure17" text:name="Figure" text:formula="ooow:Figure+1" style:num-format="1">18</text:sequence>: Load/Save options</text:p>
     </draw:text-box>
    </draw:frame></text:p>
      <text:h text:style-name="OOoHeading_20_2" text:outline-level="3"><text:soft-page-break/>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igure_AOO41GS12_19" text:anchor-type="as-char" svg:y="-9.396cm" svg:width="13.966cm" draw:z-index="52">
     <draw:text-box fo:min-height="9.093cm">
      <text:p text:style-name="OOoFigureCaption"><draw:frame draw:style-name="fr14" draw:name="AOO41GS12_020" text:anchor-type="paragraph" svg:width="13.889cm" svg:height="8.599cm" draw:z-index="53"><draw:image xlink:href="Pictures/100002010000025400000171862C6172.png" xlink:type="simple" xlink:show="embed" xlink:actuate="onLoad"/>
       </draw:frame>Figure <text:sequence text:ref-name="refFigure18" text:name="Figure" text:formula="ooow:Figure+1" style:num-format="1">19</text:sequence>: Choosing Load and Save options</text:p>
     </draw:text-box>
    </draw:frame> </text:p>
      <text:p text:style-name="OOoDefinitionTerm">Load <text:alphabetical-index-mark-start text:id="IMark663239380"/>user-specific settings<text:alphabetical-index-mark-end text:id="IMark66323938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663239380"/>printer settings<text:alphabetical-index-mark-end text:id="IMark663239380"/>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663239380"/>AutoRecovery<text:alphabetical-index-mark-end text:id="IMark663239380"/>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663239380"/>OpenDocument Format<text:alphabetical-index-mark-end text:id="IMark663239380"/>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663239380"/>XML<text:alphabetical-index-mark-end text:id="IMark663239380"/>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igure_AOO41GS12_20" text:anchor-type="as-char" svg:width="8.809cm" draw:z-index="54">
     <draw:text-box fo:min-height="7.613cm">
      <text:p text:style-name="P15"><draw:frame draw:style-name="fr20" draw:name="AOO41GS12_021" text:anchor-type="as-char" svg:width="5.849cm" svg:height="6.914cm" draw:z-index="55"><draw:image xlink:href="Pictures/10000201000000EC0000011743725642.png" xlink:type="simple" xlink:show="embed" xlink:actuate="onLoad"/>
       </draw:frame></text:p>
      <text:p text:style-name="P15">Figure <text:sequence text:ref-name="refFigure19" text:name="Figure" text:formula="ooow:Figure+1" style:num-format="1">20</text:sequence>: Choosing Load/Save VBA Properties</text:p>
     </draw:text-box>
    </draw:frame></text:p>
      <text:list xml:id="list37365735" text:continue-list="list1335920114" text:style-name="OOoBullets_20_1">
        <text:list-item>
          <text:p text:style-name="OOoList_20_1_20_Start"><text:soft-page-break/>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7364462" text:continue-list="list37362679"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13.841cm" draw:z-index="56">
     <draw:text-box fo:min-height="9.091cm">
      <text:p text:style-name="OOoFigureCaption"><draw:frame draw:style-name="fr15" draw:name="AOO41GS12_022" text:anchor-type="paragraph" svg:x="0cm" svg:y="0cm" svg:width="13.841cm" svg:height="8.645cm" draw:z-index="57"><draw:image xlink:href="Pictures/1000020100000252000001736D435F9F.png" xlink:type="simple" xlink:show="embed" xlink:actuate="onLoad"/>
       </draw:frame>Figure <text:sequence text:ref-name="refFigure20" text:name="Figure" text:formula="ooow:Figure+1" style:num-format="1">21</text:sequence>: Choosing Load/Save Microsoft Office options</text:p>
     </draw:text-box>
    </draw:frame> </text:p>
      <text:h text:style-name="OOoHeading_20_2" text:outline-level="3"><text:alphabetical-index-mark-start text:id="IMark663142500"/>HTML Compatibility<text:alphabetical-index-mark-end text:id="IMark663142500"/>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14.34cm" draw:z-index="58">
     <draw:text-box fo:min-height="8.14cm">
      <text:p text:style-name="OOoFigureCaption"><draw:frame draw:style-name="fr15" draw:name="AOO41GS12_023" text:anchor-type="paragraph" svg:x="0cm" svg:y="0cm" svg:width="14.296cm" svg:height="7.654cm" draw:z-index="59"><draw:image xlink:href="Pictures/10000201000002520000013EE4DBCC1F.png" xlink:type="simple" xlink:show="embed" xlink:actuate="onLoad"/>
       </draw:frame>Figure <text:sequence text:ref-name="refFigure21" text:name="Figure" text:formula="ooow:Figure+1" style:num-format="1">22</text:sequence>. Choosing HTML compatibility options</text:p>
     </draw:text-box>
    </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663142500"/>importing numbers from an HTML page<text:alphabetical-index-mark-end text:id="IMark663142500"/>,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0</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663142500"/>Language Settings<text:alphabetical-index-mark-end text:id="IMark663142500"/></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7350564" text:continue-list="list37364462" text:style-name="OOoBullets_20_1">
        <text:list-item>
          <text:p text:style-name="OOoList_20_1_20_Cont.">Change some locale and language settings</text:p>
        </text:list-item>
        <text:list-item>
          <text:p text:style-name="OOoList_20_1_20_End">Choose spelling options</text:p>
        </text:list-item>
      </text:list>
      <text:h text:style-name="P25" text:outline-level="3">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11.299cm" draw:z-index="28">
     <draw:text-box fo:min-height="5.084cm">
      <text:p text:style-name="OOoFigureCaption"><draw:frame draw:style-name="fr15" draw:name="AOO41GS12_024" text:anchor-type="paragraph" svg:x="0.097cm" svg:y="0cm" svg:width="11.068cm" svg:height="4.637cm" draw:z-index="34"><draw:image xlink:href="Pictures/10000201000001DB000000C7F4C3273B.png" xlink:type="simple" xlink:show="embed" xlink:actuate="onLoad"/>
       </draw:frame>Figure <text:sequence text:ref-name="refFigure22" text:name="Figure" text:formula="ooow:Figure+1" style:num-format="1">23</text:sequence>: Language Setting options</text:p>
     </draw:text-box>
    </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11.208cm" draw:z-index="13">
     <draw:text-box fo:min-height="5.935cm">
      <text:p text:style-name="OOoFigureCaption"><draw:frame draw:style-name="fr21" draw:name="AOO41GS12_025" text:anchor-type="paragraph" svg:width="11.162cm" svg:height="5.489cm" draw:z-index="14"><draw:image xlink:href="Pictures/10000201000001DF000000F0A4F8AC98.png" xlink:type="simple" xlink:show="embed" xlink:actuate="onLoad"/>
       </draw:frame>Figure <text:sequence text:ref-name="refFigure23" text:name="Figure" text:formula="ooow:Figure+1" style:num-format="1">24</text:sequence>: Extra pages available when enhanced language support options are selected</text:p>
     </draw:text-box>
    </draw:frame></text:p>
      <text:p text:style-name="OOoFigure"><draw:frame draw:style-name="fr2" draw:name="Figure_AOO41GS12_25" text:anchor-type="as-char" svg:width="13.247cm" draw:z-index="15">
     <draw:text-box fo:min-height="1.122cm">
      <text:p text:style-name="OOoFigureCaption"><draw:frame draw:style-name="fr22" draw:name="AOO41GS12_026" text:anchor-type="paragraph" svg:width="13.247cm" svg:height="8.701cm" draw:z-index="22"><draw:image xlink:href="Pictures/1000000000000224000001689454813B.png" xlink:type="simple" xlink:show="embed" xlink:actuate="onLoad"/>
       </draw:frame>Figure <text:sequence text:ref-name="refFigure24" text:name="Figure" text:formula="ooow:Figure+1" style:num-format="1">25</text:sequence>: Choosing language options</text:p>
     </draw:text-box>
    </draw:frame></text:p>
      <text:h text:style-name="OOoHeading_20_2" text:outline-level="3"><text:soft-page-break/>Choose <text:alphabetical-index-mark-start text:id="IMark663239668"/>Spelling Options<text:alphabetical-index-mark-end text:id="IMark663239668"/></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14.691cm" draw:z-index="61">
     <draw:text-box fo:min-height="9.797cm">
      <text:p text:style-name="OOoFigureCaption"><draw:frame draw:style-name="fr15" draw:name="AOO41GS12_027" text:anchor-type="paragraph" svg:x="0cm" svg:y="0cm" svg:width="14.639cm" svg:height="9.193cm" draw:z-index="62"><draw:image xlink:href="Pictures/100000000000025200000175EDAAF87B.png" xlink:type="simple" xlink:show="embed" xlink:actuate="onLoad"/>
       </draw:frame>Figure <text:sequence text:ref-name="refFigure25" text:name="Figure" text:formula="ooow:Figure+1" style:num-format="1">26</text:sequence>: Choosing languages, dictionaries, and options for checking spelling</text:p>
     </draw:text-box>
    </draw:frame></text:p>
      <text:p text:style-name="OOoTextBody_5f_ListIntro">Some considerations:</text:p>
      <text:list xml:id="list2070272337" text:style-name="OOoBullets_20_1">
        <text:list-item>
          <text:p text:style-name="P32">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7345911" text:continue-list="list37350564" text:style-name="OOoBullets_20_1">
        <text:list-item>
          <text:p text:style-name="OOoList_20_1_20_Cont.">If you use a <text:alphabetical-index-mark-start text:id="IMark663236692"/>custom dictionary<text:alphabetical-index-mark-end text:id="IMark663236692"/>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0" text:outline-level="2"><text:soft-page-break/><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663239380"/>E-mail options<text:alphabetical-index-mark-end text:id="IMark663239380"/> is available, where you can specify the e-mail program to use when you send the current document as e-mail. Under Windows the operating system’s default e-mail program is always used.</text:p>
      <text:p text:style-name="P20"><draw:frame draw:style-name="fr7" draw:name="Figure-AOO41GS12_27" text:anchor-type="as-char" svg:y="-2.768cm" svg:width="11.262cm" draw:z-index="63">
     <draw:text-box fo:min-height="4.874cm">
      <text:p text:style-name="OOoFigureCaption"><draw:frame draw:style-name="fr15" draw:name="AOO41GS12_028" text:anchor-type="paragraph" svg:x="0cm" svg:y="0cm" svg:width="8.95cm" svg:height="4.309cm" draw:z-index="64"><draw:image xlink:href="Pictures/1000020100000180000000BE69902E3B.png" xlink:type="simple" xlink:show="embed" xlink:actuate="onLoad"/>
       </draw:frame>Figure <text:sequence text:ref-name="refFigure26" text:name="Figure" text:formula="ooow:Figure+1" style:num-format="1">27</text:sequence>: Internet options available to Linux and macOS users</text:p>
     </draw:text-box>
    </draw:frame></text:p>
      <text:h text:style-name="P31" text:outline-level="2">Controlling <text:alphabetical-index-mark-start text:id="IMark663239380"/>AutoCorrect<text:alphabetical-index-mark-end text:id="IMark663239380"/>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14.099cm" draw:z-index="65">
     <draw:text-box fo:min-height="12.033cm">
      <text:p text:style-name="OOoFigureCaption"><draw:frame draw:style-name="fr23" draw:name="AOO41GS12_029" text:anchor-type="paragraph" svg:width="14cm" svg:height="11.111cm" draw:z-index="66"><draw:image xlink:href="Pictures/100002010000025D000001E1F1AE1859.png" xlink:type="simple" xlink:show="embed" xlink:actuate="onLoad"/>
       </draw:frame>Figure <text:sequence text:ref-name="refFigure27" text:name="Figure" text:formula="ooow:Figure+1" style:num-format="1">28</text:sequence>: The AutoCorrect dialog in Writer, showing the five tabs and some of the choices</text:p>
     </draw:text-box>
    </draw:frame></text:p>
      <text:h text:style-name="P31"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663239380" text:key1="customizing"/>menus<text:alphabetical-index-mark-end text:id="IMark663239380"/><text:alphabetical-index-mark text:string-value="customizing" text:key1="menus"/>:</text:p>
      <text:list xml:id="list37355224" text:continue-list="list37345968" text:style-name="OOoNum_20_123">
        <text:list-item text:start-value="1">
          <text:p text:style-name="P28">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6">In the Save In drop-down list, choose whether to save this changed menu for the application (for example, OpenOffice Writer) or for a selected document (for example, MyDoc.odt).</text:p>
        </text:list-item>
      </text:list>
      <text:p text:style-name="OOoFigure"><draw:frame draw:style-name="fr11" draw:name="Figure_AOO41GS12_29" text:anchor-type="paragraph" svg:width="14.788cm" draw:z-index="67">
     <draw:text-box fo:min-height="11.349cm">
      <text:p text:style-name="Figure"><draw:frame draw:style-name="fr26" draw:name="AOO41GS12_030" text:anchor-type="paragraph" svg:width="14.788cm" svg:height="11.349cm" style:rel-height="scale" draw:z-index="68"><draw:image xlink:href="Pictures/100000000000022F000001ADF64DACC3.png" xlink:type="simple" xlink:show="embed" xlink:actuate="onLoad"/>
       </draw:frame>Figure <text:sequence text:ref-name="refFigure35" text:name="Figure" text:formula="ooow:Figure+1" style:num-format="1">29</text:sequence>: The Menus page of the Customize dialog</text:p>
     </draw:text-box>
    </draw:frame><text:soft-page-break/></text:p>
      <text:p text:style-name="P10"/>
      <text:list xml:id="list37362959"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7347984" text:continue-list="list37362959"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text:soft-page-break/>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draw:frame draw:style-name="fr8" draw:name="Figure_AOO41GS12_30" text:anchor-type="as-char" svg:width="11.056cm" draw:z-index="32">
     <draw:text-box fo:min-height="10.155cm">
      <text:p text:style-name="OOoFigureCaption"><draw:frame draw:style-name="fr20" draw:name="AOO41GS12_031" text:anchor-type="as-char" svg:width="11.056cm" svg:height="9.802cm" draw:z-index="35"><draw:image xlink:href="Pictures/100000000000017200000148123C8858.png" xlink:type="simple" xlink:show="embed" xlink:actuate="onLoad"/>
       </draw:frame></text:p>
      <text:p text:style-name="OOoFigureCaption">Figure <text:sequence text:ref-name="refFigure29" text:name="Figure" text:formula="ooow:Figure+1" style:num-format="1">30</text:sequence>: Adding a new menu</text:p>
     </draw:text-box>
    </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7366772" text:continue-list="list37347984"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669cm" svg:width="1.094cm" svg:height="1.011cm" draw:z-index="36"><draw:image xlink:href="Pictures/10000201000000500000004A5CA4FE42.png" xlink:type="simple" xlink:show="embed" xlink:actuate="onLoad"/>
       </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8" draw:name="Figure_AOO41GS12_31" text:anchor-type="as-char" svg:width="16.106cm" draw:z-index="8">
     <draw:text-box fo:min-height="12.245cm">
      <text:p text:style-name="OOoFigureCaption"><draw:frame draw:style-name="fr27" draw:name="AOO41GS12_033" text:anchor-type="paragraph" svg:width="16.106cm" svg:height="11.82cm" draw:z-index="69"><draw:image xlink:href="Pictures/1000000000000261000001BF46A2B4DB.png" xlink:type="simple" xlink:show="embed" xlink:actuate="onLoad"/>
       </draw:frame>Figure <text:sequence text:ref-name="refFigure30" text:name="Figure" text:formula="ooow:Figure+1" style:num-format="1">31</text:sequence>: Adding a command to a menu</text:p>
     </draw:text-box>
    </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7344138" text:continue-list="list37345911"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7363010" text:continue-list="list37366772"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16.078cm" draw:z-index="60">
     <draw:text-box fo:min-height="0.797cm">
      <text:p text:style-name="OOoFigureCaption"><draw:frame draw:style-name="fr27" draw:name="AOO41GS12_034" text:anchor-type="paragraph" svg:width="16.078cm" svg:height="13.01cm" draw:z-index="70"><draw:image xlink:href="Pictures/1000000000000260000001EC0087A12A.png" xlink:type="simple" xlink:show="embed" xlink:actuate="onLoad"/>
       </draw:frame>Figure <text:sequence text:ref-name="refFigure31" text:name="Figure" text:formula="ooow:Figure+1" style:num-format="1">32</text:sequence>. The Toolbars page of the Customize dialog</text:p>
     </draw:text-box>
    </draw:frame></text:p>
      <text:h text:style-name="OOoHeading_20_3" text:outline-level="4"><text:soft-page-break/><text:alphabetical-index-mark text:string-value="creating" text:key1="toolbars"/>Creating a New Toolbar</text:h>
      <text:p text:style-name="OOoTextBody_5f_ListIntro">To create a new toolbar:</text:p>
      <text:list xml:id="list37346236" text:continue-list="list37363010"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7353151" text:continue-list="list37346236"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14.88cm" draw:z-index="39">
     <draw:text-box fo:min-height="8.308cm">
      <text:p text:style-name="OOoFigureCaption"><draw:frame draw:style-name="fr25" draw:name="AOO41GS12_035" text:anchor-type="as-char" svg:width="14.88cm" svg:height="7.736cm" draw:z-index="41"><draw:image xlink:href="Pictures/100000000000025C0000013A12F2A78D.png" xlink:type="simple" xlink:show="embed" xlink:actuate="onLoad"/>
       </draw:frame></text:p>
      <text:p text:style-name="OOoFigureCaption">Figure <text:sequence text:ref-name="refFigure32" text:name="Figure" text:formula="ooow:Figure+1" style:num-format="1">33</text:sequence>: Change Icon dialog</text:p>
     </draw:text-box>
    </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198356148" text:key1="customizing"/><text:alphabetical-index-mark text:string-value="assigning" text:key1="keyboard shortcuts"/>keyboard shortcuts<text:alphabetical-index-mark-end text:id="IMark198356148"/>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4" draw:name="AOO41GS12_036_dangersign" text:anchor-type="as-char" svg:y="-0.669cm" svg:width="1.094cm" svg:height="1.011cm" draw:z-index="25"><draw:image xlink:href="Pictures/10000201000000500000004A5CA4FE42.png" xlink:type="simple" xlink:show="embed" xlink:actuate="onLoad"/>
       </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7349109" text:continue-list="list37353151"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9" draw:name="Figure_AOO41GS12_34" text:anchor-type="as-char" svg:width="15.559cm" draw:z-index="19">
     <draw:text-box fo:min-height="1.24cm">
      <text:p text:style-name="OOoFigureCaption"><draw:frame draw:style-name="fr17" draw:name="AOO41GS12_037" text:anchor-type="paragraph" svg:width="14.725cm" svg:height="13.174cm" draw:z-index="71"><draw:image xlink:href="Pictures/100000000000024D0000020FA0497540.png" xlink:type="simple" xlink:show="embed" xlink:actuate="onLoad"/>
       </draw:frame>Figure <text:sequence text:ref-name="refFigure33" text:name="Figure" text:formula="ooow:Figure+1" style:num-format="1">34</text:sequence>. Defining keyboard shortcuts for applying styles</text:p>
     </draw:text-box>
    </draw:frame></text:p>
      <text:list xml:id="list37373272" text:continue-numbering="true" text:style-name="OOoNum_20_123">
        <text:list-item>
          <text:p text:style-name="P26">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6">Choose the shortcut keys you want to assign a style to. In this example, we have selected <text:span text:style-name="OOoKeystroke">Ctrl+9</text:span>.</text:p>
        </text:list-item>
        <text:list-item>
          <text:p text:style-name="P26">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6">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7356856" text:continue-list="list37349109"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7371068" text:continue-list="list37356856"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7345336" text:continue-list="list37371068"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0" draw:name="Figure_AOo41GS12_35" text:anchor-type="as-char" svg:width="16.134cm" draw:z-index="10">
     <draw:text-box fo:min-height="10.523cm">
      <text:p text:style-name="OOoFigureCaption"><draw:frame draw:style-name="fr25" draw:name="AOO41GS12_038" text:anchor-type="as-char" svg:width="16.134cm" svg:height="9.901cm" draw:z-index="11"><draw:image xlink:href="Pictures/100000000000040100000275F906CC8F.png" xlink:type="simple" xlink:show="embed" xlink:actuate="onLoad"/>
       </draw:frame></text:p>
      <text:p text:style-name="OOoFigureCaption">Figure <text:sequence text:ref-name="refFigure34" text:name="Figure" text:formula="ooow:Figure+1" style:num-format="1">35</text:sequence>: Using the Extension Manager</text:p>
     </draw:text-box>
    </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198352932"/>shared extension<text:alphabetical-index-mark-end text:id="IMark198352932"/>,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33</text:page-number></text:p>
      </style:footer>
    </style:master-page>
    <style:master-page style:name="OOoFrontMatter" style:page-layout-name="Mpm7">
      <style:footer>
        <text:p text:style-name="MP2"><text:title>Chapter 11 
Setting Up and Customizing Apache OpenOffice</text:title> | <text:page-number text:select-page="current">33</text:page-number></text:p>
      </style:footer>
      <style:footer-left>
        <text:p text:style-name="OOoFooter"><text:page-number text:select-page="current">33</text:page-number>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1</text:page-number></text:p>
      </style:footer>
      <style:footer-left>
        <text:p text:style-name="OOoFooter"><text:page-number text:select-page="current">32</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7-06T17:12:16.01</dc:date>
    <dc:creator>Dick Groskamp</dc:creator>
    <meta:editing-duration>PT11H58M4S</meta:editing-duration>
    <meta:editing-cycles>76</meta:editing-cycles>
    <meta:generator>OpenOffice/4.1.12$Win32 OpenOffice.org_project/4112m1$Build-9809</meta:generator>
    <meta:keyword>Version 4.1</meta:keyword>
    <dc:subject>Apache OpenOffice User Guides</dc:subject>
    <meta:document-statistic meta:table-count="15" meta:image-count="37" meta:object-count="0" meta:page-count="33" meta:paragraph-count="425" meta:word-count="7802" meta:character-count="4540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